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2.223cm"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7" style:family="table-row">
      <style:table-row-properties style:min-row-height="2.872cm" fo:keep-together="auto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9" style:family="table-row">
      <style:table-row-properties style:min-row-height="2.614cm" fo:keep-together="auto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5" style:family="paragraph" style:parent-style-name="Standard">
      <style:paragraph-properties fo:line-height="100%" fo:orphans="0" fo:widows="0"/>
      <style:text-properties officeooo:paragraph-rsid="00238eac"/>
    </style:style>
    <style:style style:name="P6" style:family="paragraph" style:parent-style-name="Standard">
      <style:paragraph-properties fo:line-height="100%" fo:orphans="0" fo:widows="0"/>
      <style:text-properties officeooo:paragraph-rsid="00269d4c"/>
    </style:style>
    <style:style style:name="P7" style:family="paragraph" style:parent-style-name="Standard">
      <style:paragraph-properties fo:margin-top="0.353cm" fo:margin-bottom="0cm" style:contextual-spacing="false" fo:line-height="100%"/>
    </style:style>
    <style:style style:name="P8" style:family="paragraph" style:parent-style-name="Standard">
      <style:text-properties style:font-name="Montserrat" style:font-name-asian="Montserrat1" style:font-name-complex="Montserrat1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10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2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Montserrat" fo:font-size="12pt" officeooo:rsid="001951b2" officeooo:paragraph-rsid="001951b2" style:font-name-asian="Montserrat1" style:font-size-asian="12pt" style:font-name-complex="Montserrat1" style:font-size-complex="12pt"/>
    </style:style>
    <style:style style:name="P15" style:family="paragraph" style:parent-style-name="Standard">
      <style:paragraph-properties fo:line-height="100%" fo:orphans="0" fo:widows="0"/>
      <style:text-properties style:font-name="Montserrat" fo:font-size="12pt" officeooo:rsid="0017dfdb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line-height="100%" fo:orphans="0" fo:widows="0"/>
      <style:text-properties style:font-name="Montserrat" fo:font-size="12pt" officeooo:rsid="0028086b" officeooo:paragraph-rsid="0028086b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style:font-name="Montserrat" fo:font-size="12pt" fo:font-style="italic" officeooo:paragraph-rsid="001fb6ed" style:font-name-asian="Montserrat1" style:font-size-asian="12pt" style:font-style-asian="italic" style:font-name-complex="Montserrat1" style:font-size-complex="12pt"/>
    </style:style>
    <style:style style:name="P19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38eac" style:font-name-asian="Montserrat1" style:font-size-asian="12pt" style:font-style-asian="italic" style:font-name-complex="Montserrat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69d4c" style:font-name-asian="Montserrat1" style:font-size-asian="12pt" style:font-style-asian="italic" style:font-name-complex="Montserrat1" style:font-size-complex="12pt"/>
    </style:style>
    <style:style style:name="P21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85b63" style:font-name-asian="Montserrat1" style:font-size-asian="12pt" style:font-style-asian="italic" style:font-name-complex="Montserrat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Montserrat" fo:font-size="12pt" fo:font-style="italic" officeooo:rsid="001fb6ed" officeooo:paragraph-rsid="001fb6ed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line-height="100%" fo:orphans="0" fo:widows="0"/>
      <style:text-properties style:font-name="Montserrat" fo:font-size="12pt" fo:font-style="italic" officeooo:rsid="00238eac" officeooo:paragraph-rsid="00238eac" style:font-name-asian="Montserrat1" style:font-size-asian="12pt" style:font-style-asian="italic" style:font-name-complex="Montserrat1" style:font-size-complex="12pt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69d4c" style:font-name-asian="Montserrat1" style:font-size-asian="12pt" style:font-style-asian="italic" style:font-name-complex="Montserrat1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99212" style:font-name-asian="Montserrat1" style:font-size-asian="12pt" style:font-style-asian="italic" style:font-name-complex="Montserrat1" style:font-size-complex="12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b8791" style:font-name-asian="Montserrat1" style:font-size-asian="12pt" style:font-style-asian="italic" style:font-name-complex="Montserrat1" style:font-size-complex="12pt"/>
    </style:style>
    <style:style style:name="P27" style:family="paragraph" style:parent-style-name="Standard">
      <style:paragraph-properties fo:line-height="100%" fo:orphans="0" fo:widows="0"/>
      <style:text-properties style:font-name="Montserrat" fo:font-size="12pt" fo:font-style="italic" officeooo:rsid="00285b63" officeooo:paragraph-rsid="00285b63" style:font-name-asian="Montserrat1" style:font-size-asian="12pt" style:font-style-asian="italic" style:font-name-complex="Montserrat1" style:font-size-complex="12pt"/>
    </style:style>
    <style:style style:name="P28" style:family="paragraph" style:parent-style-name="Standard">
      <style:paragraph-properties fo:line-height="100%" fo:orphans="0" fo:widows="0"/>
      <style:text-properties style:font-name="Montserrat" fo:font-size="12pt" fo:font-style="italic" officeooo:rsid="002b8791" officeooo:paragraph-rsid="002b8791" style:font-name-asian="Montserrat1" style:font-size-asian="12pt" style:font-style-asian="italic" style:font-name-complex="Montserrat1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Montserrat" fo:font-size="12pt" fo:font-style="italic" officeooo:rsid="002be753" officeooo:paragraph-rsid="002be753" style:font-name-asian="Montserrat1" style:font-size-asian="12pt" style:font-style-asian="italic" style:font-name-complex="Montserrat1" style:font-size-complex="12pt"/>
    </style:style>
    <style:style style:name="P30" style:family="paragraph" style:parent-style-name="Standard">
      <style:paragraph-properties fo:line-height="100%" fo:orphans="0" fo:widows="0"/>
      <style:text-properties style:font-name="Montserrat" fo:font-size="12pt" fo:font-style="italic" officeooo:rsid="0028086b" officeooo:paragraph-rsid="0028086b" style:font-name-asian="Montserrat1" style:font-size-asian="12pt" style:font-style-asian="italic" style:font-name-complex="Montserrat1" style:font-size-complex="12pt"/>
    </style:style>
    <style:style style:name="P31" style:family="paragraph" style:parent-style-name="Standard">
      <style:paragraph-properties fo:line-height="100%" fo:orphans="0" fo:widows="0"/>
      <style:text-properties style:font-name="Montserrat" fo:font-size="12pt" fo:font-style="italic" officeooo:rsid="002a361a" officeooo:paragraph-rsid="002b8791" style:font-name-asian="Montserrat1" style:font-size-asian="12pt" style:font-style-asian="italic" style:font-name-complex="Montserrat1" style:font-size-complex="12pt"/>
    </style:style>
    <style:style style:name="P32" style:family="paragraph" style:parent-style-name="Standard">
      <style:paragraph-properties fo:line-height="100%" fo:orphans="0" fo:widows="0"/>
      <style:text-properties style:font-name="Montserrat" fo:font-size="12pt" fo:font-style="italic" officeooo:rsid="002d84dc" officeooo:paragraph-rsid="002d84dc" style:font-name-asian="Montserrat1" style:font-size-asian="12pt" style:font-style-asian="italic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size="12pt" fo:font-style="italic" officeooo:rsid="002df7cf" officeooo:paragraph-rsid="002df7cf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Montserrat" fo:font-size="12pt" fo:font-style="italic" officeooo:rsid="002e54e2" officeooo:paragraph-rsid="002e54e2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120f9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bde8c" style:font-name-asian="Montserrat1" style:font-size-asian="12pt" style:font-style-asian="italic" style:font-name-complex="Montserrat1" style:font-size-complex="12pt"/>
    </style:style>
    <style:style style:name="P37" style:family="paragraph" style:parent-style-name="Standard">
      <style:paragraph-properties fo:line-height="100%" fo:orphans="0" fo:widows="0"/>
      <style:text-properties style:font-name="Montserrat" fo:font-size="12pt" fo:font-style="italic" officeooo:rsid="003282a2" officeooo:paragraph-rsid="003bde8c" style:font-name-asian="Montserrat1" style:font-size-asian="12pt" style:font-style-asian="italic" style:font-name-complex="Montserrat1" style:font-size-complex="12pt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9" style:family="paragraph" style:parent-style-name="Standard">
      <style:text-properties style:font-name="Montserrat" fo:font-size="14pt" fo:font-weight="bold" officeooo:paragraph-rsid="003e43e9" style:font-name-asian="Montserrat1" style:font-size-asian="14pt" style:font-weight-asian="bold" style:font-name-complex="Montserrat1" style:font-size-complex="14pt"/>
    </style:style>
    <style:style style:name="P4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4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43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44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5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6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47" style:family="paragraph" style:parent-style-name="Standard">
      <style:paragraph-properties fo:line-height="100%" fo:orphans="0" fo:widows="0"/>
      <style:text-properties officeooo:rsid="00269d4c" officeooo:paragraph-rsid="00269d4c"/>
    </style:style>
    <style:style style:name="P48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49" style:family="paragraph" style:parent-style-name="Heading_20_2" style:list-style-name="WWNum3"/>
    <style:style style:name="P50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51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5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3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3be2f8" style:font-name-asian="Montserrat1" style:font-size-asian="12pt" style:font-name-complex="Montserrat1" style:font-size-complex="12pt"/>
    </style:style>
    <style:style style:name="P5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5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56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326e50" style:font-name-asian="Montserrat1" style:font-size-asian="12pt" style:font-name-complex="Montserrat1" style:font-size-complex="12pt"/>
    </style:style>
    <style:style style:name="P5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2f1ff" style:font-name-asian="Montserrat1" style:font-size-asian="12pt" style:font-name-complex="Montserrat1" style:font-size-complex="12pt"/>
    </style:style>
    <style:style style:name="P58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60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26e50" officeooo:paragraph-rsid="00326e50" style:font-name-asian="Montserrat1" style:font-size-asian="12pt" style:font-name-complex="Montserrat1" style:font-size-complex="12pt"/>
    </style:style>
    <style:style style:name="P61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4e475" officeooo:paragraph-rsid="0034e475" style:font-name-asian="Montserrat1" style:font-size-asian="12pt" style:font-name-complex="Montserrat1" style:font-size-complex="12pt"/>
    </style:style>
    <style:style style:name="P62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1eaa0d" officeooo:paragraph-rsid="00210b94" style:font-name-asian="Montserrat1" style:font-size-asian="12pt" style:font-name-complex="Montserrat1" style:font-size-complex="12pt"/>
    </style:style>
    <style:style style:name="P63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fo:font-style="italic" officeooo:paragraph-rsid="00210b94" style:font-name-asian="Montserrat1" style:font-size-asian="12pt" style:font-style-asian="italic" style:font-name-complex="Montserrat1" style:font-size-complex="12pt"/>
    </style:style>
    <style:style style:name="P64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22f1ff"/>
    </style:style>
    <style:style style:name="P65" style:family="paragraph" style:parent-style-name="normal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40e952" style:font-name-asian="Montserrat1" style:font-size-asian="12pt" style:font-name-complex="Montserrat1" style:font-size-complex="12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style="italic" officeooo:rsid="0022f1ff" style:font-name-asian="Montserrat1" style:font-size-asian="12pt" style:font-style-asian="italic" style:font-name-complex="Montserrat1" style:font-size-complex="12pt"/>
    </style:style>
    <style:style style:name="T4" style:family="text">
      <style:text-properties style:font-name="Montserrat" fo:font-size="12pt" fo:font-style="italic" officeooo:rsid="00238eac" style:font-name-asian="Montserrat1" style:font-size-asian="12pt" style:font-style-asian="italic" style:font-name-complex="Montserrat1" style:font-size-complex="12pt"/>
    </style:style>
    <style:style style:name="T5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7dfdb"/>
    </style:style>
    <style:style style:name="T9" style:family="text">
      <style:text-properties officeooo:rsid="001cd90e"/>
    </style:style>
    <style:style style:name="T10" style:family="text">
      <style:text-properties officeooo:rsid="001d8664"/>
    </style:style>
    <style:style style:name="T11" style:family="text">
      <style:text-properties officeooo:rsid="001eaa0d"/>
    </style:style>
    <style:style style:name="T12" style:family="text">
      <style:text-properties officeooo:rsid="001fb6ed"/>
    </style:style>
    <style:style style:name="T13" style:family="text">
      <style:text-properties officeooo:rsid="00238eac"/>
    </style:style>
    <style:style style:name="T14" style:family="text">
      <style:text-properties officeooo:rsid="00285b63"/>
    </style:style>
    <style:style style:name="T15" style:family="text">
      <style:text-properties officeooo:rsid="00299212"/>
    </style:style>
    <style:style style:name="T16" style:family="text">
      <style:text-properties officeooo:rsid="002a361a"/>
    </style:style>
    <style:style style:name="T17" style:family="text">
      <style:text-properties officeooo:rsid="002b8791"/>
    </style:style>
    <style:style style:name="T18" style:family="text">
      <style:text-properties officeooo:rsid="002e54e2"/>
    </style:style>
    <style:style style:name="T19" style:family="text">
      <style:text-properties officeooo:rsid="002fc9d3"/>
    </style:style>
    <style:style style:name="T20" style:family="text">
      <style:text-properties officeooo:rsid="00326e50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officeooo:rsid="00326e50" style:font-style-asian="italic"/>
    </style:style>
    <style:style style:name="T23" style:family="text">
      <style:text-properties fo:font-style="italic" officeooo:rsid="002be753" style:font-style-asian="italic"/>
    </style:style>
    <style:style style:name="T24" style:family="text">
      <style:text-properties officeooo:rsid="00331f57"/>
    </style:style>
    <style:style style:name="T25" style:family="text">
      <style:text-properties officeooo:rsid="0039b838"/>
    </style:style>
    <style:style style:name="T26" style:family="text">
      <style:text-properties officeooo:rsid="003282a2"/>
    </style:style>
    <style:style style:name="T27" style:family="text">
      <style:text-properties officeooo:rsid="003bde8c"/>
    </style:style>
    <style:style style:name="T28" style:family="text">
      <style:text-properties officeooo:rsid="003be2f8"/>
    </style:style>
    <style:style style:name="T29" style:family="text">
      <style:text-properties officeooo:rsid="003ac0f8"/>
    </style:style>
    <style:style style:name="T30" style:family="text">
      <style:text-properties officeooo:rsid="003d2e7d"/>
    </style:style>
    <style:style style:name="T31" style:family="text">
      <style:text-properties officeooo:rsid="00405e56"/>
    </style:style>
    <style:style style:name="T32" style:family="text">
      <style:text-properties officeooo:rsid="0040e952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bookmark text:name="_plk5899mvlqq"/></text:p>
      <text:p text:style-name="P42"><text:bookmark text:name="_1jgtpi0w9ri"/>Spécifications techniques</text:p>
      <text:p text:style-name="P41"><text:span text:style-name="T8">Menu Maker</text:span> + <text:span text:style-name="T8">Qwenta</text:span></text:p>
      <text:p text:style-name="P9"/>
      <text:p text:style-name="P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Auteur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Approbation </text:p>
          </table:table-cell>
        </table:table-row>
        <table:table-row table:style-name="Table1.1">
          <table:table-cell table:style-name="Table1.A2" office:value-type="string">
            <text:p text:style-name="P13">1.0</text:p>
          </table:table-cell>
          <table:table-cell table:style-name="Table1.B2" office:value-type="string">
            <text:p text:style-name="P15">Marelle Victor</text:p>
          </table:table-cell>
          <table:table-cell table:style-name="Table1.C2" office:value-type="string">
            <text:p text:style-name="P14">25/09/2024</text:p>
          </table:table-cell>
          <table:table-cell table:style-name="Table1.D2" office:value-type="string">
            <text:p text:style-name="P16">Soufiane</text:p>
          </table:table-cell>
        </table:table-row>
      </table:table>
      <text:p text:style-name="P10"/>
      <text:p text:style-name="P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409jm82qlgst" text:style-name="Index_20_Link" text:visited-style-name="Index_20_Link"><text:span text:style-name="T5">I. Choix technologiques<text:tab/></text:span></text:a><text:span text:style-name="T1">2</text:span></text:p>
          <text:p text:style-name="P3"><text:a xlink:type="simple" xlink:href="#_ex0md8td8283" text:style-name="Index_20_Link" text:visited-style-name="Index_20_Link"><text:span text:style-name="T5">II. Liens avec le back-end<text:tab/></text:span></text:a><text:span text:style-name="T1">3</text:span></text:p>
          <text:p text:style-name="P4"><text:a xlink:type="simple" xlink:href="#_a61v3uh5vs19" text:style-name="Index_20_Link" text:visited-style-name="Index_20_Link"><text:span text:style-name="T5">III. Préconisations concernant le domaine et l’hébergement<text:tab/></text:span></text:a><text:span text:style-name="T1">3</text:span></text:p>
          <text:p text:style-name="P3"><text:a xlink:type="simple" xlink:href="#_n56najuvb5ys" text:style-name="Index_20_Link" text:visited-style-name="Index_20_Link"><text:span text:style-name="T5">IV. Accessibilité<text:tab/></text:span></text:a><text:span text:style-name="T1">3</text:span></text:p>
          <text:p text:style-name="P3"><text:a xlink:type="simple" xlink:href="#_l80x4g9stizp" text:style-name="Index_20_Link" text:visited-style-name="Index_20_Link"><text:span text:style-name="T5">V. Recommandations en termes de sécurité<text:tab/></text:span></text:a><text:span text:style-name="T1">3</text:span></text:p>
          <text:p text:style-name="P3"><text:a xlink:type="simple" xlink:href="#_vbbknpfyus5o" text:style-name="Index_20_Link" text:visited-style-name="Index_20_Link"><text:span text:style-name="T5">VI. Maintenance du site et futures mises à jour<text:tab/></text:span></text:a><text:span text:style-name="T1">4</text:span></text:p>
        </text:index-body>
      </text:table-of-content>
      <text:p text:style-name="P45"/>
      <text:p text:style-name="P44"/>
      <text:p text:style-name="P44"/>
      <text:list xml:id="list1549993856" text:style-name="WWNum3">
        <text:list-item>
          <text:p text:style-name="P49"><text:bookmark text:name="_409jm82qlgst"/>Choix technologiques</text:p>
        </text:list-item>
      </text:list>
      <text:p text:style-name="P11"/>
      <text:list text:style-name="WWNum4">
        <text:list-item>
          <text:p text:style-name="P52"><text:soft-page-break/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3">Besoin </text:p>
          </table:table-cell>
          <table:table-cell table:style-name="Table2.A1" office:value-type="string">
            <text:p text:style-name="P43">Contraintes</text:p>
          </table:table-cell>
          <table:table-cell table:style-name="Table2.A1" office:value-type="string">
            <text:p text:style-name="P43">Solution</text:p>
          </table:table-cell>
          <table:table-cell table:style-name="Table2.A1" office:value-type="string">
            <text:p text:style-name="P43">Description de la solution</text:p>
          </table:table-cell>
          <table:table-cell table:style-name="Table2.A1" office:value-type="string">
            <text:p text:style-name="P43">Justification (2 arguments)</text:p>
          </table:table-cell>
        </table:table-row>
        <table:table-row table:style-name="Table2.1">
          <table:table-cell table:style-name="Table2.A2" office:value-type="string">
            <text:p text:style-name="P18">Création d'une catégorie de <text:span text:style-name="T9">plat </text:span></text:p>
            <text:p text:style-name="P18"><text:span text:style-name="T12">Création/modif </text:span><text:span text:style-name="T9">d’un plat</text:span></text:p>
            <text:p text:style-name="P23"><text:s/></text:p>
          </table:table-cell>
          <table:table-cell table:style-name="Table2.B2" office:value-type="string">
            <text:p text:style-name="P17"><text:s/>L'ajout d'une catégorie <text:span text:style-name="T12">et/ou d’un plat</text:span> doit pouvoir se faire directement sur l'écran de création de menu depuis une modale.</text:p>
            <text:p text:style-name="P22"/>
          </table:table-cell>
          <table:table-cell table:style-name="Table2.C2" office:value-type="string">
            <text:p text:style-name="P19"><text:span text:style-name="T14">R</text:span>eact-modal </text:p>
          </table:table-cell>
          <table:table-cell table:style-name="Table2.D2" office:value-type="string">
            <text:p text:style-name="P17">Cette librairie React permet de créer simplement des modales performantes, accessibles avec un minimum de code.</text:p>
            <text:p text:style-name="P46"/>
          </table:table-cell>
          <table:table-cell table:style-name="Table2.E2" office:value-type="string">
            <text:p text:style-name="P17">1) Nous avons choisi de développer en React, la librairie est cohérente avec ce choix.</text:p>
            <text:p text:style-name="P17">2) Il s'agit de la librairie la plus utilisée.</text:p>
          </table:table-cell>
        </table:table-row>
        <table:table-row table:style-name="Table2.1">
          <table:table-cell table:style-name="Table2.A3" office:value-type="string">
            <text:p text:style-name="P23">Exportation PDF </text:p>
            <text:p text:style-name="P6"/>
            <text:p text:style-name="P47"/>
            <text:p text:style-name="P2"/>
          </table:table-cell>
          <table:table-cell table:style-name="Table2.B3" office:value-type="string">
            <text:p text:style-name="P23">Le restaurateur doit pouvoir en un clic télécharger le fichier PDF correspondant à son menu.</text:p>
          </table:table-cell>
          <table:table-cell table:style-name="Table2.C3" office:value-type="string">
            <text:p text:style-name="P19">Pdfkit </text:p>
          </table:table-cell>
          <table:table-cell table:style-name="Table2.D3" office:value-type="string">
            <text:p text:style-name="P23">Utiliser Node.js avec cette librairie<text:span text:style-name="Strong_20_Emphasis"> </text:span>permet de générer dynamiquement un fichier PDF contenant les informations du menu.</text:p>
          </table:table-cell>
          <table:table-cell table:style-name="Table2.E3" office:value-type="string">
            <text:p text:style-name="P19">1) No<text:span text:style-name="T13">tre langage serveur est Node.js</text:span>, la librairie est cohérente avec ce choix.</text:p>
            <text:p text:style-name="P5"><text:span text:style-name="T2">2) Il s'agit d’</text:span><text:span text:style-name="T4">une</text:span><text:span text:style-name="T2"> librairie </text:span><text:span text:style-name="T4">performante</text:span><text:span text:style-name="T2">.</text:span> </text:p>
          </table:table-cell>
        </table:table-row>
        <table:table-row table:style-name="Table2.4">
          <table:table-cell table:style-name="Table2.A4" office:value-type="string">
            <text:p text:style-name="P24">Commander l’impression d’un menu </text:p>
            <text:p text:style-name="P47"><text:span text:style-name="T2"/></text:p>
            <text:p text:style-name="P6"/>
            <text:p text:style-name="P2"/>
            <text:p text:style-name="P2"/>
          </table:table-cell>
          <table:table-cell table:style-name="Table2.B4" office:value-type="string">
            <text:p text:style-name="P24">On doit pouvoir commander en un clic l’impression d’un menu.</text:p>
          </table:table-cell>
          <table:table-cell table:style-name="Table2.C4" office:value-type="string">
            <text:p text:style-name="P20">Printful </text:p>
          </table:table-cell>
          <table:table-cell table:style-name="Table2.D4" office:value-type="string">
            <text:p text:style-name="P20">Intégrer un service d’impression en ligne via leur API.</text:p>
          </table:table-cell>
          <table:table-cell table:style-name="Table2.E4" office:value-type="string">
            <text:p text:style-name="P20">1) Nous avons choisi de développer en React, la librairie est cohérente avec ce choix.</text:p>
            <text:p text:style-name="P20">2) Il s'agit de la librairie la plus utilisée.</text:p>
          </table:table-cell>
        </table:table-row>
        <table:table-row table:style-name="Table2.4">
          <table:table-cell table:style-name="Table2.A5" office:value-type="string">
            <text:p text:style-name="P30">Styliser le menu </text:p>
          </table:table-cell>
          <table:table-cell table:style-name="Table2.B5" office:value-type="string">
            <text:p text:style-name="P30">On doit pouvoir visualiser le menu créé, sélectionner une typo et une couleur de texte.</text:p>
          </table:table-cell>
          <table:table-cell table:style-name="Table2.C5" office:value-type="string">
            <text:p text:style-name="P21">React-color, <text:span text:style-name="T14">react-font-picker</text:span></text:p>
          </table:table-cell>
          <table:table-cell table:style-name="Table2.D5" office:value-type="string">
            <text:p text:style-name="P21">Utilisation d’un selecteur de couleur dans l’UI <text:span text:style-name="T14">et de boutons représentant chaque typo dispo.</text:span></text:p>
          </table:table-cell>
          <table:table-cell table:style-name="Table2.E5" office:value-type="string">
            <text:p text:style-name="P21">1) Nous avons choisi de développer en React.</text:p>
          </table:table-cell>
        </table:table-row>
        <table:table-row table:style-name="Table2.4">
          <table:table-cell table:style-name="Table2.A5" office:value-type="string">
            <text:p text:style-name="P27">Page login </text:p>
          </table:table-cell>
          <table:table-cell table:style-name="Table2.B5" office:value-type="string">
            <text:p text:style-name="P25"><text:span text:style-name="T14"><text:s/></text:span><text:span text:style-name="T15">Pouvoir se connecter ou bien se créer un </text:span><text:soft-page-break/><text:span text:style-name="T15">compte si besoin seulement avec une adresse mail.</text:span></text:p>
          </table:table-cell>
          <table:table-cell table:style-name="Table2.C5" office:value-type="string">
            <text:p text:style-name="P31">Express, JWT, SendGrid, <text:span text:style-name="T18">MongoDB</text:span> </text:p>
          </table:table-cell>
          <table:table-cell table:style-name="Table2.D5" office:value-type="string">
            <text:p text:style-name="P28">Express gère la requête d’authentification qui <text:soft-page-break/>génère un token avec JWT puis un email de connexion est envoyé via SendGrid.</text:p>
          </table:table-cell>
          <table:table-cell table:style-name="Table2.E5" office:value-type="string">
            <text:p text:style-name="P26"><text:span text:style-name="T16">1) SendGrid </text:span><text:span text:style-name="T17">facilite l’envoi d’email transactionnel de </text:span><text:soft-page-break/><text:span text:style-name="T17">manière fiable.</text:span></text:p>
            <text:p text:style-name="P28">2) Générer un lien d’authentification à durée limitée garantit la sécurité du système.</text:p>
          </table:table-cell>
        </table:table-row>
        <table:table-row table:style-name="Table2.7">
          <table:table-cell table:style-name="Table2.A7" office:value-type="string">
            <text:p text:style-name="P27">Informations légales </text:p>
          </table:table-cell>
          <table:table-cell table:style-name="Table2.B7" office:value-type="string">
            <text:p text:style-name="P27">Une modale doit s’ouvrir lors du clique sur les « Mentions légales ».</text:p>
          </table:table-cell>
          <table:table-cell table:style-name="Table2.C7" office:value-type="string">
            <text:p text:style-name="P21"><text:span text:style-name="T15">R</text:span>eact-modal </text:p>
          </table:table-cell>
          <table:table-cell table:style-name="Table2.D7" office:value-type="string">
            <text:p text:style-name="P21">Cette librairie React permet de créer simplement des modales performantes, accessibles avec un minimum de code.</text:p>
          </table:table-cell>
          <table:table-cell table:style-name="Table2.E7" office:value-type="string">
            <text:p text:style-name="P21">1) Nous avons choisi de développer en React.</text:p>
            <text:p text:style-name="P21">2) Il s'agit de la librairie la plus utilisée.</text:p>
          </table:table-cell>
        </table:table-row>
        <table:table-row table:style-name="Table2.7">
          <table:table-cell table:style-name="Table2.A8" office:value-type="string">
            <text:p text:style-name="P29">Exporter vers Deliveroo </text:p>
          </table:table-cell>
          <table:table-cell table:style-name="Table2.B8" office:value-type="string">
            <text:p text:style-name="P29">Pouvoir exporter automatiquement depuis le site vers Deliveroo.</text:p>
          </table:table-cell>
          <table:table-cell table:style-name="Table2.C8" office:value-type="string">
            <text:p text:style-name="P29">Express, API Deliveroo, OAuth</text:p>
          </table:table-cell>
          <table:table-cell table:style-name="Table2.D8" office:value-type="string">
            <text:p text:style-name="P29">L’API Deliveroo permet d’automatiser l’exportation.</text:p>
            <text:p text:style-name="P29">OAuth est la norme pour l’autorisation en ligne.</text:p>
          </table:table-cell>
          <table:table-cell table:style-name="Table2.E8" office:value-type="string">
            <text:p text:style-name="P29">1) L’API Deliveroo permet d’automatiser l’exportation.</text:p>
            <text:p text:style-name="P29">2)OAuth garantit la sécurité des échanges de données entre le site et Deliveroo.</text:p>
          </table:table-cell>
        </table:table-row>
        <table:table-row table:style-name="Table2.9">
          <table:table-cell table:style-name="Table2.A9" office:value-type="string">
            <text:p text:style-name="P29">Partager sur Instagram</text:p>
          </table:table-cell>
          <table:table-cell table:style-name="Table2.B9" office:value-type="string">
            <text:p text:style-name="P32">Au clic des images du menu doivent être générées afin d’être ensuite partagé.</text:p>
          </table:table-cell>
          <table:table-cell table:style-name="Table2.C9" office:value-type="string">
            <text:p text:style-name="P32">Instagram Graph API</text:p>
          </table:table-cell>
          <table:table-cell table:style-name="Table2.D9" office:value-type="string">
            <text:p text:style-name="P32">L’API d’Instagram permet un pré-upload vers l’interface de publication.</text:p>
          </table:table-cell>
          <table:table-cell table:style-name="Table2.E9" office:value-type="string">
            <text:p text:style-name="P33">1) La génération d’images carrées garantit que le contenu soit optimisé pour Instagram.</text:p>
            <text:p text:style-name="P33">2) L’API d’Instagram est faite pour les professionnels donc un choix judicieux pour les clients du site.</text:p>
          </table:table-cell>
        </table:table-row>
        <table:table-row table:style-name="Table2.7">
          <table:table-cell table:style-name="Table2.A10" office:value-type="string">
            <text:p text:style-name="P34">Accès aux menus précédents, <text:s/>modification de ceux-ci, création de nouveau menu</text:p>
          </table:table-cell>
          <table:table-cell table:style-name="Table2.B10" office:value-type="string">
            <text:p text:style-name="P34">Doit s’afficher les menus déjà créés, avoir la possibilité de les modifier ou d’en créer de nouveaux.</text:p>
          </table:table-cell>
          <table:table-cell table:style-name="Table2.C10" office:value-type="string">
            <text:p text:style-name="P34">React, MongoDB</text:p>
          </table:table-cell>
          <table:table-cell table:style-name="Table2.D10" office:value-type="string">
            <text:p text:style-name="P34">React gère l’affichage des menus, <text:s/>MongoDB stocke et récupère les menus.</text:p>
          </table:table-cell>
          <table:table-cell table:style-name="Table2.E10" office:value-type="string">
            <text:p text:style-name="P34">1) React permet une gestion fluide pour l’affichage, <text:s/>la modification et la suppression des menus.</text:p>
            <text:p text:style-name="P34">2) MongoDB <text:span text:style-name="T19">est utilisé pour la base de données.</text:span></text:p>
          </table:table-cell>
        </table:table-row>
        <text:soft-page-break/>
        <table:table-row table:style-name="Table2.7">
          <table:table-cell table:style-name="Table2.A11" office:value-type="string">
            <text:p text:style-name="P36">Déconnexion <text:s/></text:p>
          </table:table-cell>
          <table:table-cell table:style-name="Table2.B11" office:value-type="string">
            <text:p text:style-name="P35">Permettre au restaurateur de se déconnecter depuis n’importe quelle page connectée.</text:p>
          </table:table-cell>
          <table:table-cell table:style-name="Table2.C11" office:value-type="string">
            <text:p text:style-name="P36">React, JWT </text:p>
          </table:table-cell>
          <table:table-cell table:style-name="Table2.D11" office:value-type="string">
            <text:p text:style-name="P35">Utiliser react pour gérer la visibilité du bouton sur toutes les pages connectées.</text:p>
            <text:p text:style-name="P35">Le site utilise des tokens JWT, il faut donc les invalider côté client.</text:p>
          </table:table-cell>
          <table:table-cell table:style-name="Table2.E11" office:value-type="string">
            <text:p text:style-name="P35">1) Nous avons choisi de développer en React, la librairie est cohérente avec ce choix.</text:p>
            <text:p text:style-name="P35">2) JWT est utilisé lors de l’authentification. </text:p>
          </table:table-cell>
        </table:table-row>
        <table:table-row table:style-name="Table2.7">
          <table:table-cell table:style-name="Table2.A12" office:value-type="string">
            <text:p text:style-name="P37">Un stack frontend</text:p>
          </table:table-cell>
          <table:table-cell table:style-name="Table2.B12" office:value-type="string">
            <text:p text:style-name="P37">Il faut pouvoir appliquer un style facilement et qui sera adéquate au style présenté dans la maquette figma</text:p>
          </table:table-cell>
          <table:table-cell table:style-name="Table2.C12" office:value-type="string">
            <text:p text:style-name="P36"><text:span text:style-name="T26">Bootst</text:span><text:span text:style-name="T27">r</text:span><text:span text:style-name="T26">ap </text:span></text:p>
          </table:table-cell>
          <table:table-cell table:style-name="Table2.D12" office:value-type="string">
            <text:p text:style-name="P37">Framework CSS complet et très populaire</text:p>
          </table:table-cell>
          <table:table-cell table:style-name="Table2.E12" office:value-type="string">
            <text:p text:style-name="P37">1) semble convenir au style de la maquette</text:p>
            <text:p text:style-name="P37">2) très populaire et système de grid efficace ui facilitera la cohérence avec la maquette</text:p>
          </table:table-cell>
        </table:table-row>
      </table:table>
      <text:p text:style-name="P13"/>
      <text:p text:style-name="P13"/>
      <text:p text:style-name="P38"/>
      <text:list xml:id="list170022764216005" text:continue-list="list1549993856" text:style-name="WWNum3">
        <text:list-item>
          <text:p text:style-name="P50"><text:bookmark text:name="_ex0md8td8283"/>Liens avec le back-end </text:p>
        </text:list-item>
      </text:list>
      <text:p text:style-name="P13"/>
      <text:list text:style-name="WWNum6">
        <text:list-item>
          <text:p text:style-name="P55">Quel langage pour le serveur ? <text:s text:c="2"/></text:p>
          <text:p text:style-name="P63">NodeJS.</text:p>
        </text:list-item>
        <text:list-item>
          <text:p text:style-name="P55">A-t-on besoin d’une API ? Si oui laquelle ? </text:p>
          <text:p text:style-name="P56"><text:span text:style-name="T10">Express</text:span><text:span text:style-name="T21">, <text:s/></text:span><text:span text:style-name="T22">Instagram Graph, </text:span><text:span text:style-name="T23">API Deliveroo, </text:span><text:span text:style-name="T22"><text:s/></text:span></text:p>
        </text:list-item>
        <text:list-item>
          <text:p text:style-name="P57">Base de données choisie : </text:p>
          <text:p text:style-name="P64"><text:span text:style-name="T2">NO SQL </text:span><text:span text:style-name="T3">MongoDB.</text:span><text:span text:style-name="T1"><text:line-break/></text:span></text:p>
        </text:list-item>
      </text:list>
      <text:p text:style-name="P12"/>
      <text:p text:style-name="P39"/>
      <text:p text:style-name="P39"/>
      <text:list xml:id="list170021836077519" text:continue-list="list170022764216005" text:style-name="WWNum3">
        <text:list-item>
          <text:p text:style-name="P49"><text:bookmark text:name="_a61v3uh5vs19"/><text:soft-page-break/>Préconisations concernant le domaine et l’hébergement</text:p>
        </text:list-item>
      </text:list>
      <text:p text:style-name="P13"/>
      <text:list text:style-name="WWNum7">
        <text:list-item>
          <text:p text:style-name="P58">Nom du domaine :</text:p>
          <text:p text:style-name="P60">MenuMakerQwenta.<text:span text:style-name="T24">com</text:span></text:p>
        </text:list-item>
        <text:list-item>
          <text:p text:style-name="P58">Nom de l’hébergement :</text:p>
          <text:p text:style-name="P61">AWS.</text:p>
        </text:list-item>
        <text:list-item>
          <text:p text:style-name="P58">Adresses e-mail :<text:line-break/><text:span text:style-name="T20">c</text:span><text:span text:style-name="T25">ontact</text:span><text:span text:style-name="T20">@qwenta.com</text:span></text:p>
        </text:list-item>
      </text:list>
      <text:p text:style-name="P40"/>
      <text:list xml:id="list170022620315110" text:continue-list="list170021836077519" text:style-name="WWNum3">
        <text:list-item>
          <text:p text:style-name="P51"><text:bookmark text:name="_n56najuvb5ys"/>Accessibilité<text:line-break/></text:p>
        </text:list-item>
      </text:list>
      <text:list text:style-name="WWNum1">
        <text:list-item>
          <text:p text:style-name="P59">Compatibilité navigateur : </text:p>
          <text:p text:style-name="P62">Chrome, Safari, Firefox.</text:p>
        </text:list-item>
        <text:list-item>
          <text:p text:style-name="P59">Types d’appareils : </text:p>
          <text:p text:style-name="P59"><text:span text:style-name="T11">Desktop </text:span><text:span text:style-name="T20">seulement.</text:span><text:line-break/></text:p>
        </text:list-item>
      </text:list>
      <text:list xml:id="list170021199584778" text:continue-list="list170022620315110" text:style-name="WWNum3">
        <text:list-item>
          <text:p text:style-name="P51"><text:bookmark text:name="_l80x4g9stizp"/>Recommandations en termes de sécurité<text:line-break/></text:p>
        </text:list-item>
      </text:list>
      <text:list text:style-name="WWNum5">
        <text:list-item>
          <text:p text:style-name="P53">Accès aux comptes, plugi<text:span text:style-name="T28">ns :</text:span></text:p>
          <text:p text:style-name="P53"><text:span text:style-name="T28">Aucune restriction nécessaire pour les plugins recommandés.</text:span><text:line-break/></text:p>
        </text:list-item>
      </text:list>
      <text:p text:style-name="P13"/>
      <text:list text:continue-list="list170021199584778" text:style-name="WWNum3">
        <text:list-item>
          <text:p text:style-name="P51"><text:bookmark text:name="_vbbknpfyus5o"/><text:span text:style-name="T6">Maintenance du site et futures mises à jour</text:span><text:span text:style-name="T7"><text:line-break/></text:span></text:p>
        </text:list-item>
      </text:list>
      <text:list text:style-name="WWNum2">
        <text:list-item>
          <text:p text:style-name="P54">Grandes lignes du contrat de maintenance.</text:p>
          <text:p text:style-name="P65">- <text:span text:style-name="T29">Si des modifications en terme de design ou de fonctionnalités sont demandées côtés frontend </text:span><text:span text:style-name="T32">et s</text:span><text:span text:style-name="T29">i des modification et des bugs sont </text:span><text:span text:style-name="T31">a</text:span><text:span text:style-name="T29"> résoudre côté backend, nous les prendrons en charge sur la base d’un contrat renouvelable tous les 6mois. 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4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4T17:00:20.445000000</dc:date>
    <meta:editing-duration>PT9H46M3S</meta:editing-duration>
    <meta:editing-cycles>25</meta:editing-cycles>
    <meta:document-statistic meta:table-count="2" meta:image-count="1" meta:object-count="0" meta:page-count="5" meta:paragraph-count="116" meta:word-count="849" meta:character-count="5347" meta:non-whitespace-character-count="4594"/>
  </office:meta>
</office:document-meta>
</file>